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6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WEAPONS</text:p>
          </table:table-cell>
          <table:table-cell table:style-name="ce1" office:value-type="string" calcext:value-type="string">
            <text:p>CE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ormPistol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serPistol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trifeCrossbow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affBlaster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AssaultGun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iniMissileLauncher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FlameThrower</text:p>
          </table:table-cell>
          <table:table-cell table:style-name="ce2" office:value-type="float" office:value="850" calcext:value-type="float">
            <text:p>8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trifeGrenadeLauncher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auler</text:p>
          </table:table-cell>
          <table:table-cell table:style-name="ce2" office:value-type="float" office:value="950" calcext:value-type="float">
            <text:p>9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houlderGun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RMOR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office:value-type="string" calcext:value-type="string">
            <text:p>wosLeatherArm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MetalArmor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nderArmorBasic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nderArmorAdvanced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KineticArmor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2" office:value-type="string" calcext:value-type="string">
            <text:p>wosBoltsElectric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oltsPoison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Poiso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Electric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lletsBox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Po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Ki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ergyPack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lletCartridg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undleMiniMissile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EGrenadeBo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PhosphorusGrenadeBo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mmoSatchel_item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ArmorShard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PortableMap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lasterTurret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DeployableShield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EnvSuit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lameTurret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lar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lareBox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WaterBottl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eerBottl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AleBottl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VineBottl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amburg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Cheeseburg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Bigburg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CheeseburgerDoubl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otdog0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otdog0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Donut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Box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FoodRation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F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GrenadeG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Hyposprej</text:p>
          </table:table-cell>
          <table:table-cell table:style-name="ce2" office:value-type="string" calcext:value-type="string">
            <text:p>25(10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Kombopack</text:p>
          </table:table-cell>
          <table:table-cell table:style-name="ce2" office:value-type="string" calcext:value-type="string">
            <text:p>50(25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InstaLek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edPatch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MedicalKit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zscSurgeryKit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wosi_StimDevice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InterceptorDrone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NightEyeDevic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Rebreathe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RegenModule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hadowArm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houlderGunCharger</text:p>
          </table:table-cell>
          <table:table-cell table:style-name="ce2" office:value-type="string" calcext:value-type="string">
            <text:p>--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pringMine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Swarmers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osTargeter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>
            <text:p>wosBinocular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78">
          <table:table-cell table:style-name="ce6" table:number-columns-repeated="2"/>
          <table:table-cell table:number-columns-repeated="62"/>
        </table:table-row>
        <table:table-row table:style-name="ro2" table:number-rows-repeated="10484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.00.0000</text:date>, <text:time style:data-style-name="N2" text:time-value="21:30:12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2-03-13T21:36:49.984000000</dc:date>
    <meta:editing-duration>PT18M18S</meta:editing-duration>
    <meta:editing-cycles>5</meta:editing-cycles>
    <meta:document-statistic meta:table-count="1" meta:cell-count="146" meta:object-count="0"/>
  </office:meta>
</office:document-meta>
</file>